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E9B232AB48F9F51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riam Mono CLM" svg:font-family="'Miriam Mono CL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Miriam Mono CLM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Miriam Mono CLM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Miriam Mono CLM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112cm" svg:height="7.112cm" svg:x="0.762cm" svg:y="0.805cm">
          <draw:image xlink:href="Pictures/10000201000000C8000000C8E9B232AB48F9F519.png" xlink:type="simple" xlink:show="embed" xlink:actuate="onLoad">
            <text:p/>
          </draw:image>
        </draw:frame>
        <draw:frame draw:style-name="gr2" draw:text-style-name="P3" draw:layer="layout" svg:width="6.858cm" svg:height="2.147cm" svg:x="1.016cm" svg:y="7.62cm">
          <draw:text-box>
            <text:p text:style-name="P2"><text:span text:style-name="T1">https://www.gofundme.com/</text:span></text:p>
            <text:p><text:span text:style-name="T1">osu-rocksatx-travel</text:span></text:p>
          </draw:text-box>
        </draw:frame>
        <draw:line draw:style-name="gr3" draw:text-style-name="P4" draw:layer="layout" svg:x1="0cm" svg:y1="10.5cm" svg:x2="28cm" svg:y2="10.5cm">
          <text:p/>
        </draw:line>
        <draw:line draw:style-name="gr3" draw:text-style-name="P4" draw:layer="layout" svg:x1="8.89cm" svg:y1="0cm" svg:x2="8.89cm" svg:y2="21cm">
          <text:p/>
        </draw:line>
        <draw:frame draw:style-name="gr1" draw:text-style-name="P1" draw:layer="layout" svg:width="7.112cm" svg:height="7.112cm" svg:x="9.863cm" svg:y="0.805cm">
          <draw:image xlink:href="Pictures/10000201000000C8000000C8E9B232AB48F9F519.png" xlink:type="simple" xlink:show="embed" xlink:actuate="onLoad">
            <text:p/>
          </draw:image>
        </draw:frame>
        <draw:frame draw:style-name="gr2" draw:text-style-name="P3" draw:layer="layout" svg:width="6.858cm" svg:height="2.147cm" svg:x="10.117cm" svg:y="7.62cm">
          <draw:text-box>
            <text:p text:style-name="P2"><text:span text:style-name="T1">https://www.gofundme.com/</text:span></text:p>
            <text:p><text:span text:style-name="T1">osu-rocksatx-travel</text:span></text:p>
          </draw:text-box>
        </draw:frame>
        <draw:line draw:style-name="gr3" draw:text-style-name="P4" draw:layer="layout" svg:x1="17.991cm" svg:y1="0cm" svg:x2="17.991cm" svg:y2="21cm">
          <text:p/>
        </draw:line>
        <draw:frame draw:style-name="gr1" draw:text-style-name="P1" draw:layer="layout" svg:width="7.112cm" svg:height="7.112cm" svg:x="19.263cm" svg:y="0.805cm">
          <draw:image xlink:href="Pictures/10000201000000C8000000C8E9B232AB48F9F519.png" xlink:type="simple" xlink:show="embed" xlink:actuate="onLoad">
            <text:p/>
          </draw:image>
        </draw:frame>
        <draw:frame draw:style-name="gr2" draw:text-style-name="P3" draw:layer="layout" svg:width="6.858cm" svg:height="2.147cm" svg:x="19.517cm" svg:y="7.62cm">
          <draw:text-box>
            <text:p text:style-name="P2"><text:span text:style-name="T1">https://www.gofundme.com/</text:span></text:p>
            <text:p><text:span text:style-name="T1">osu-rocksatx-travel</text:span></text:p>
          </draw:text-box>
        </draw:frame>
        <draw:frame draw:style-name="gr1" draw:text-style-name="P1" draw:layer="layout" svg:width="7.112cm" svg:height="7.112cm" svg:x="9.863cm" svg:y="11.405cm">
          <draw:image xlink:href="Pictures/10000201000000C8000000C8E9B232AB48F9F519.png" xlink:type="simple" xlink:show="embed" xlink:actuate="onLoad">
            <text:p/>
          </draw:image>
        </draw:frame>
        <draw:frame draw:style-name="gr2" draw:text-style-name="P3" draw:layer="layout" svg:width="6.858cm" svg:height="2.147cm" svg:x="10.117cm" svg:y="18.22cm">
          <draw:text-box>
            <text:p text:style-name="P2"><text:span text:style-name="T1">https://www.gofundme.com/</text:span></text:p>
            <text:p><text:span text:style-name="T1">osu-rocksatx-travel</text:span></text:p>
          </draw:text-box>
        </draw:frame>
        <draw:frame draw:style-name="gr1" draw:text-style-name="P1" draw:layer="layout" svg:width="7.112cm" svg:height="7.112cm" svg:x="19.263cm" svg:y="11.305cm">
          <draw:image xlink:href="Pictures/10000201000000C8000000C8E9B232AB48F9F519.png" xlink:type="simple" xlink:show="embed" xlink:actuate="onLoad">
            <text:p/>
          </draw:image>
        </draw:frame>
        <draw:frame draw:style-name="gr2" draw:text-style-name="P3" draw:layer="layout" svg:width="6.858cm" svg:height="2.147cm" svg:x="19.517cm" svg:y="18.12cm">
          <draw:text-box>
            <text:p text:style-name="P2"><text:span text:style-name="T1">https://www.gofundme.com/</text:span></text:p>
            <text:p><text:span text:style-name="T1">osu-rocksatx-travel</text:span></text:p>
          </draw:text-box>
        </draw:frame>
        <draw:frame draw:style-name="gr1" draw:text-style-name="P1" draw:layer="layout" svg:width="7.112cm" svg:height="7.112cm" svg:x="0.763cm" svg:y="11.505cm">
          <draw:image xlink:href="Pictures/10000201000000C8000000C8E9B232AB48F9F519.png" xlink:type="simple" xlink:show="embed" xlink:actuate="onLoad">
            <text:p/>
          </draw:image>
        </draw:frame>
        <draw:frame draw:style-name="gr2" draw:text-style-name="P3" draw:layer="layout" svg:width="6.858cm" svg:height="2.147cm" svg:x="1.017cm" svg:y="18.32cm">
          <draw:text-box>
            <text:p text:style-name="P2"><text:span text:style-name="T1">https://www.gofundme.com/</text:span></text:p>
            <text:p><text:span text:style-name="T1">osu-rocksatx-trave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riam Mono CLM" svg:font-family="'Miriam Mono CL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ena Bales</meta:initial-creator>
    <meta:creation-date>2017-05-18T16:43:07.932296363</meta:creation-date>
    <dc:date>2017-05-18T16:51:24.048651518</dc:date>
    <dc:creator>Helena Bales</dc:creator>
    <meta:editing-duration>PT8M15S</meta:editing-duration>
    <meta:editing-cycles>2</meta:editing-cycles>
    <meta:generator>LibreOffice/5.0.6.2$Linux_X86_64 LibreOffice_project/00$Build-2</meta:generator>
    <meta:printed-by>Helena Bales</meta:printed-by>
    <meta:print-date>2017-05-18T16:49:38.004444619</meta:print-date>
    <meta:document-statistic meta:object-count="38"/>
  </office:meta>
</office:document-meta>
</file>